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ira Code" svg:font-family="'Fira Code'"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Accanthis ADF Std No3" svg:font-family="'Accanthis ADF Std No3'" style:font-pitch="variable"/>
    <style:font-face style:name="Akkadian" svg:font-family="Akkadian" style:font-pitch="variable"/>
    <style:font-face style:name="Cabin" svg:font-family="Cabin" style:font-pitch="variable"/>
    <style:font-face style:name="EB Garamond 08" svg:font-family="'EB Garamond 08'" style:font-pitch="variable"/>
    <style:font-face style:name="Fira Mono" svg:font-family="'Fira Mono'" style:font-pitch="variable"/>
    <style:font-face style:name="Lato" svg:font-family="Lato" style:font-pitch="variable"/>
    <style:font-face style:name="Lato Black" svg:font-family="'Lato Black'" style:font-pitch="variable"/>
    <style:font-face style:name="Lato Light" svg:font-family="'Lato Light'" style:font-pitch="variable"/>
    <style:font-face style:name="Lato Light1" svg:font-family="'Lato Light'" style:font-adornments="Light" style:font-pitch="variable"/>
    <style:font-face style:name="Lato Thin" svg:font-family="'Lato Thin'" style:font-pitch="variable"/>
    <style:font-face style:name="Merriweather" svg:font-family="Merriweather" style:font-adornments="Light" style:font-pitch="variable"/>
    <style:font-face style:name="Sawasdee" svg:font-family="Sawasdee" style:font-pitch="variable"/>
    <style:font-face style:name="Ubuntu" svg:font-family="Ubuntu" style:font-adornments="Light" style:font-pitch="variable"/>
    <style:font-face style:name="Arial Black" svg:font-family="'Arial Black'"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text-properties fo:font-size="2pt" style:font-size-asian="2pt" style:font-size-complex="2pt"/>
    </style:style>
    <style:style style:name="P2" style:family="paragraph" style:parent-style-name="Body_20_Text_20_2">
      <style:text-properties fo:font-size="20pt" officeooo:paragraph-rsid="0009b58a" style:font-size-asian="20pt"/>
    </style:style>
    <style:style style:name="P3" style:family="paragraph" style:parent-style-name="Body_20_Text_20_2">
      <style:text-properties officeooo:paragraph-rsid="0009b58a"/>
    </style:style>
    <style:style style:name="P4" style:family="paragraph" style:parent-style-name="Body_20_Text_20_2">
      <style:text-properties fo:color="#333333" officeooo:paragraph-rsid="0009b58a"/>
    </style:style>
    <style:style style:name="P5" style:family="paragraph" style:parent-style-name="Body_20_Text_20_2">
      <style:paragraph-properties fo:text-align="center" style:justify-single-word="false"/>
      <style:text-properties fo:color="#333333" style:font-name="Ubuntu" fo:font-size="22pt" fo:font-weight="normal" officeooo:rsid="0009b58a" officeooo:paragraph-rsid="0009b58a" style:font-size-asian="12pt" style:font-weight-asian="normal" style:font-size-complex="12pt" style:font-weight-complex="normal"/>
    </style:style>
    <style:style style:name="P6" style:family="paragraph" style:parent-style-name="Body_20_Text_20_2">
      <loext:graphic-properties draw:fill="none" draw:fill-color="#ffffff" draw:opacity="100%"/>
      <style:paragraph-properties fo:text-align="center" style:justify-single-word="false" fo:background-color="transparent"/>
      <style:text-properties fo:color="#666666" style:font-name="Lato Black" fo:font-size="62pt" fo:font-weight="normal" officeooo:rsid="0009b58a" officeooo:paragraph-rsid="0009b58a" style:font-size-asian="12pt" style:font-weight-asian="normal" style:font-size-complex="12pt" style:font-weight-complex="normal"/>
    </style:style>
    <style:style style:name="P7" style:family="paragraph" style:parent-style-name="Standard">
      <style:text-properties fo:color="#333333" style:font-name="Lato Light1" fo:font-size="26pt" officeooo:paragraph-rsid="000a5996" style:font-size-asian="18pt" style:font-size-complex="18pt"/>
    </style:style>
    <style:style style:name="P8" style:family="paragraph" style:parent-style-name="Standard">
      <style:text-properties fo:color="#333333" style:font-name="Times New Roman"/>
    </style:style>
    <style:style style:name="P9" style:family="paragraph" style:parent-style-name="Standard">
      <style:text-properties fo:color="#333333" style:font-name="Lato" fo:font-size="22pt"/>
    </style:style>
    <style:style style:name="P10" style:family="paragraph" style:parent-style-name="Standard">
      <style:paragraph-properties fo:text-align="center" style:justify-single-word="false"/>
      <style:text-properties fo:color="#333333" style:font-name="Lato" fo:font-size="22pt" officeooo:rsid="0009b58a" officeooo:paragraph-rsid="0009b58a"/>
    </style:style>
    <style:style style:name="P11" style:family="paragraph" style:parent-style-name="Standard">
      <style:paragraph-properties fo:text-align="center" style:justify-single-word="false"/>
      <style:text-properties fo:color="#333333" style:font-name="Lato" fo:font-size="30pt" officeooo:rsid="0009b58a" officeooo:paragraph-rsid="0009b58a"/>
    </style:style>
    <style:style style:name="P12" style:family="paragraph" style:parent-style-name="Standard">
      <style:paragraph-properties fo:margin-top="0cm" fo:margin-bottom="0cm" loext:contextual-spacing="false" fo:text-align="center" style:justify-single-word="false"/>
      <style:text-properties fo:color="#333333" style:font-name="Lato Light1" fo:font-size="20pt" officeooo:paragraph-rsid="000a5996" style:font-size-asian="20pt" style:font-size-complex="20pt"/>
    </style:style>
    <style:style style:name="P13" style:family="paragraph" style:parent-style-name="Standard">
      <style:paragraph-properties fo:margin-top="0cm" fo:margin-bottom="0cm" loext:contextual-spacing="false" fo:text-align="end" style:justify-single-word="false"/>
      <style:text-properties fo:color="#333333" style:font-name="Lato Light1" fo:font-size="20pt" officeooo:paragraph-rsid="000a5996" style:font-size-asian="20pt" style:font-size-complex="20pt"/>
    </style:style>
    <style:style style:name="P14" style:family="paragraph" style:parent-style-name="Text_20_body">
      <style:paragraph-properties fo:text-align="center" style:justify-single-word="false"/>
      <style:text-properties fo:color="#333333" style:font-name="Lato Light1" fo:font-size="20pt" officeooo:paragraph-rsid="0009b58a" style:font-size-asian="20pt" style:font-size-complex="20pt"/>
    </style:style>
    <style:style style:name="P15" style:family="paragraph" style:parent-style-name="Text_20_body">
      <style:text-properties style:font-name="Lato Light1" fo:font-size="16pt"/>
    </style:style>
    <style:style style:name="P16" style:family="paragraph" style:parent-style-name="Text_20_body">
      <style:text-properties style:font-name="Lato Light1" fo:font-size="16pt" style:font-size-asian="14.1000003814697pt" style:font-size-complex="14.1000003814697pt"/>
    </style:style>
    <style:style style:name="P17" style:family="paragraph" style:parent-style-name="Text_20_body">
      <style:paragraph-properties fo:margin-top="0cm" fo:margin-bottom="0cm" loext:contextual-spacing="false" fo:text-align="center" style:justify-single-word="false"/>
      <style:text-properties fo:color="#333333" style:font-name="Lato Light1" fo:font-size="20pt" style:font-size-asian="20pt" style:font-size-complex="20pt"/>
    </style:style>
    <style:style style:name="P18" style:family="paragraph" style:parent-style-name="Text_20_body">
      <style:paragraph-properties fo:margin-top="0cm" fo:margin-bottom="0cm" loext:contextual-spacing="false" fo:text-align="center" style:justify-single-word="false"/>
      <style:text-properties fo:color="#333333" style:font-name="Lato Light1" fo:font-size="20pt" officeooo:rsid="000b2c03" officeooo:paragraph-rsid="000b2c03" style:font-size-asian="20pt" style:font-size-complex="20pt"/>
    </style:style>
    <style:style style:name="P19" style:family="paragraph" style:parent-style-name="Text_20_body">
      <style:paragraph-properties fo:margin-top="0cm" fo:margin-bottom="0cm" loext:contextual-spacing="false" fo:text-align="start" style:justify-single-word="false"/>
      <style:text-properties fo:color="#333333" style:font-name="Lato Light1" fo:font-size="20pt" officeooo:rsid="000b2c03" officeooo:paragraph-rsid="000b2c03" style:font-size-asian="20pt" style:font-size-complex="20pt"/>
    </style:style>
    <style:style style:name="P20" style:family="paragraph" style:parent-style-name="Text_20_body">
      <style:paragraph-properties fo:margin-top="0cm" fo:margin-bottom="0cm" loext:contextual-spacing="false" fo:text-align="start" style:justify-single-word="false"/>
      <style:text-properties fo:color="#333333" style:font-name="Lato Light1" fo:font-size="16pt" officeooo:rsid="000b2c03" officeooo:paragraph-rsid="000b2c03" style:font-size-asian="20pt" style:font-size-complex="20pt"/>
    </style:style>
    <style:style style:name="P21" style:family="paragraph" style:parent-style-name="Text_20_body" style:list-style-name="L1">
      <style:paragraph-properties fo:margin-top="0cm" fo:margin-bottom="0cm" loext:contextual-spacing="false" fo:text-align="start" style:justify-single-word="false"/>
      <style:text-properties fo:color="#333333" style:font-name="Lato Light1" fo:font-size="16pt" officeooo:rsid="000b2c03" officeooo:paragraph-rsid="000b2c03" style:font-size-asian="20pt" style:font-size-complex="20pt"/>
    </style:style>
    <style:style style:name="P22" style:family="paragraph" style:parent-style-name="Text_20_body">
      <style:paragraph-properties fo:margin-top="0cm" fo:margin-bottom="0cm" loext:contextual-spacing="false" fo:text-align="center" style:justify-single-word="false"/>
      <style:text-properties fo:color="#333333" style:font-name="Fira Code" fo:font-size="56pt" officeooo:rsid="000c0e75" officeooo:paragraph-rsid="000c0e75" style:font-size-asian="20pt" style:font-size-complex="20pt"/>
    </style:style>
    <style:style style:name="P23" style:family="paragraph" style:parent-style-name="Text_20_body">
      <style:paragraph-properties fo:margin-top="0cm" fo:margin-bottom="0cm" loext:contextual-spacing="false" fo:text-align="start" style:justify-single-word="false"/>
      <style:text-properties fo:color="#333333" style:font-name="Fira Code" fo:font-size="8pt" officeooo:rsid="000c0e75" officeooo:paragraph-rsid="000c0e75" style:font-size-asian="7pt" style:font-size-complex="8pt"/>
    </style:style>
    <style:style style:name="P24" style:family="paragraph" style:parent-style-name="Text_20_body">
      <style:paragraph-properties fo:margin-top="0cm" fo:margin-bottom="0cm" loext:contextual-spacing="false" fo:text-align="start" style:justify-single-word="false"/>
      <style:text-properties officeooo:paragraph-rsid="000b2c03"/>
    </style:style>
    <style:style style:name="P25" style:family="paragraph" style:parent-style-name="Heading_20_2">
      <style:paragraph-properties fo:margin-top="0cm" fo:margin-bottom="0cm" loext:contextual-spacing="false" fo:text-align="start" style:justify-single-word="false"/>
      <style:text-properties officeooo:paragraph-rsid="000b2c03"/>
    </style:style>
    <style:style style:name="T1" style:family="text">
      <style:text-properties fo:font-size="20pt" style:font-size-asian="20pt"/>
    </style:style>
    <style:style style:name="T2" style:family="text">
      <style:text-properties fo:font-size="18pt" style:font-size-asian="18pt" style:font-size-complex="18pt"/>
    </style:style>
    <style:style style:name="T3" style:family="text">
      <style:text-properties officeooo:rsid="0009b58a"/>
    </style:style>
    <style:style style:name="T4" style:family="text">
      <style:text-properties fo:color="#333333" style:font-name="Lato Light1" fo:font-size="16pt" officeooo:rsid="000b2c03" style:font-size-asian="20pt" style:font-size-complex="20pt"/>
    </style:style>
    <style:style style:name="T5" style:family="text">
      <style:text-properties fo:color="#333333" fo:font-size="16pt" officeooo:rsid="000b2c03" style:font-size-asian="20pt" style:font-size-complex="20pt"/>
    </style:style>
    <style:style style:name="T6" style:family="text">
      <style:text-properties officeooo:rsid="000a5996"/>
    </style:style>
    <style:style style:name="T7" style:family="text">
      <style:text-properties fo:font-style="italic" style:font-style-asian="italic" style:font-style-complex="italic"/>
    </style:style>
    <style:style style:name="T8" style:family="text">
      <style:text-properties style:font-name="Merriweather" fo:font-size="16pt" fo:font-style="italic" fo:font-weight="250" style:font-style-asian="italic" style:font-style-complex="italic"/>
    </style:style>
    <style:style style:name="T9" style:family="text">
      <style:text-properties style:font-name="Merriweather" fo:font-size="16pt" style:font-size-asian="14.1000003814697pt" style:font-size-complex="14.1000003814697pt"/>
    </style:style>
    <style:style style:name="T10" style:family="text">
      <style:text-properties style:font-name="Lato Light1" fo:font-size="14pt"/>
    </style:style>
    <style:style style:name="T11" style:family="text">
      <style:text-properties style:font-name="Lato Light1" fo:font-size="14pt" style:font-size-asian="14.1000003814697pt" style:font-size-complex="14.1000003814697pt"/>
    </style:style>
    <style:style style:name="T12" style:family="text">
      <style:text-properties style:font-name="Lato Light1" fo:font-size="18.1000003814697pt"/>
    </style:style>
    <style:style style:name="T13" style:family="text">
      <style:text-properties style:font-name="Lato Light1" fo:font-size="18.1000003814697pt" style:font-size-asian="14.1000003814697pt" style:font-size-complex="14.1000003814697pt"/>
    </style:style>
    <style:style style:name="T14" style:family="text">
      <style:text-properties style:font-name="Lato Light1" fo:font-size="16pt"/>
    </style:style>
    <style:style style:name="T15" style:family="text">
      <style:text-properties style:font-name="Lato Light1" fo:font-size="16pt" style:font-size-asian="14.1000003814697pt" style:font-size-complex="14.1000003814697pt"/>
    </style:style>
    <style:style style:name="T16" style:family="text">
      <style:text-properties style:font-name="Fira Mono" fo:font-size="14pt"/>
    </style:style>
    <style:style style:name="T17" style:family="text">
      <style:text-properties style:font-name="Fira Mono" fo:font-size="14pt" fo:font-weight="normal" style:font-weight-asian="normal" style:font-weight-complex="normal"/>
    </style:style>
    <style:style style:name="T18" style:family="text">
      <style:text-properties style:font-name="Fira Mono" fo:font-size="14pt" style:font-size-asian="14.1000003814697pt" style:font-size-complex="14.1000003814697pt"/>
    </style:style>
    <style:style style:name="T19" style:family="text">
      <style:text-properties style:font-name="Fira Mono" fo:font-size="16pt"/>
    </style:style>
    <style:style style:name="T20" style:family="text">
      <style:text-properties style:font-name="Fira Mono" fo:font-size="16pt" style:font-size-asian="14.1000003814697pt" style:font-size-complex="14.1000003814697pt"/>
    </style:style>
    <style:style style:name="T21" style:family="text">
      <style:text-properties fo:color="#80808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span text:style-name="T1"><text:s text:c="5"/></text:span><text:s/></text:p>
      <text:p text:style-name="P3"/>
      <text:p text:style-name="P6">Certificate</text:p>
      <text:p text:style-name="P4"/>
      <text:p text:style-name="P5">Computer Science (083)</text:p>
      <text:p text:style-name="P5">AISSCE Practical Examination</text:p>
      <text:p text:style-name="P5">Session 2015-16</text:p>
      <text:p text:style-name="P4"/>
      <text:p text:style-name="P4"/>
      <text:p text:style-name="P4"/>
      <text:p text:style-name="P4"/>
      <text:p text:style-name="P7">This is to certify that <text:span text:style-name="T3">Aditya Vikram Singh</text:span></text:p>
      <text:p text:style-name="P7"><text:span text:style-name="T6">and Sagar Mishra</text:span> of Class XII bearing Roll No<text:span text:style-name="T6">s</text:span>. ______________ <text:span text:style-name="T6">and </text:span>________________</text:p>
      <text:p text:style-name="P7">h<text:span text:style-name="T6">ave</text:span> completed <text:span text:style-name="T6">thier</text:span> project on <text:s/>the topic “<text:span text:style-name="T3">TodX – A Todo App</text:span>” in accordance with specifications prescribed by CBSE BOARD, New Delhi.</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
      <text:p text:style-name="P9">Teacher’s Signature<text:tab/><text:tab/><text:tab/>Principal’s Signature</text:p>
      <text:p text:style-name="P9"><text:soft-page-break/></text:p>
      <text:p text:style-name="P11">Acknowledgement</text:p>
      <text:p text:style-name="P10"/>
      <text:p text:style-name="P14"><text:span text:style-name="T3">"We have taken efforts in this project. However, it would not have been possible without the kind support and help of many individuals and organizations. We would like to extend our sincere thanks to all of them.</text:span></text:p>
      <text:p text:style-name="P14"/>
      <text:p text:style-name="P17"><text:span text:style-name="T6">We</text:span> <text:span text:style-name="T6">are</text:span> highly indebted to <text:span text:style-name="T6">Mr Gajendra Dhami</text:span> for their guidance and constant supervision as well as for providing necessary information regarding the project &amp; also for their support in completing the project.</text:p>
      <text:p text:style-name="P17"/>
      <text:p text:style-name="P17"/>
      <text:p text:style-name="P17"/>
      <text:p text:style-name="P17"/>
      <text:p text:style-name="P17"/>
      <text:p text:style-name="P17"/>
      <text:p text:style-name="P17"/>
      <text:p text:style-name="P17"/>
      <text:p text:style-name="P17"/>
      <text:p text:style-name="P12"><text:span text:style-name="T8">None of us got to where we are alone. Whether the assistance we received was obvious or subtle, acknowledging someone's help is a big part of understanding the importance of saying thank you.</text:span> </text:p>
      <text:p text:style-name="P13">- <text:span text:style-name="T7">Harvey Mackay</text:span></text:p>
      <text:p text:style-name="P18"><text:soft-page-break/>Preface</text:p>
      <text:p text:style-name="P18"/>
      <text:p text:style-name="P20">TodX is a Todo List application. It can be uses the command line interface to interact with the users. In this app a person can create and manage multiple list of Todos. Each list has a Title, and an optional set of tags. The list contains Todos with a status. The status can be changed by users at will and reflects the condition of the Todo. Each user can use a custom symbol, letter or number in the status.</text:p>
      <text:p text:style-name="P20"/>
      <text:p text:style-name="P20">The Lists can be searched and exported to a text file for external use. The app saves the data every time it is closed. So it can recover the data of the users in the next turn.</text:p>
      <text:p text:style-name="P20"/>
      <text:p text:style-name="P20"/>
      <text:p text:style-name="P20"/>
      <text:p text:style-name="P20">Concepts of C++ used :</text:p>
      <text:p text:style-name="P20"/>
      <text:list xml:id="list89551113542166" text:style-name="L1">
        <text:list-item>
          <text:p text:style-name="P21">File Handling</text:p>
        </text:list-item>
        <text:list-item>
          <text:p text:style-name="P21">Object Oriented Programming</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Working of the Program</text:p>
      <text:p text:style-name="P20"/>
      <text:p text:style-name="P20">The app recieves commands from users, it then passes the command to the parser function. Here if the command matches a specific command, the changes in the data take place, and additional info is asked from user if necessary.</text:p>
      <text:p text:style-name="P20"/>
      <text:p text:style-name="P20">Quick Start</text:p>
      <text:p text:style-name="P20"/>
      <text:h text:style-name="P25" text:outline-level="2"><text:span text:style-name="T4">Basic Commands</text:span></text:h>
      <text:p text:style-name="P24"><text:span text:style-name="T4">These commands are used in the app to do the root or basic actions like open, append etc. These are entered in the </text:span><text:span text:style-name="Source_20_Text"><text:span text:style-name="T5">*&gt;</text:span></text:span><text:span text:style-name="T4"> prompt</text:span></text:p>
      <text:section text:style-name="Sect1" text:name="basic-commands">
        <text:section text:style-name="Sect1" text:name="new">
          <text:h text:style-name="Heading_20_3" text:outline-level="3"><text:a xlink:type="simple" xlink:href="http://todx.readthedocs.io/en/latest/User-Guide/Basic-Commands/new.html#new" text:style-name="Internet_20_link" text:visited-style-name="Visited_20_Internet_20_Link"><text:span text:style-name="T12">New</text:span></text:a></text:h>
          <text:p text:style-name="Text_20_body"><text:span text:style-name="T10">Command : </text:span><text:span text:style-name="Source_20_Text"><text:span text:style-name="T17">new</text:span></text:span><text:span text:style-name="T10"> or </text:span><text:span text:style-name="Source_20_Text"><text:span text:style-name="T19">n</text:span></text:span></text:p>
          <text:p text:style-name="Text_20_body"><text:span text:style-name="T10">Create a new list by entering title and tags(</text:span><text:span text:style-name="Emphasis"><text:span text:style-name="T14">optional</text:span></text:span><text:span text:style-name="T14">).</text:span></text:p>
        </text:section>
        <text:section text:style-name="Sect1" text:name="open">
          <text:h text:style-name="Heading_20_3" text:outline-level="3"><text:a xlink:type="simple" xlink:href="http://todx.readthedocs.io/en/latest/User-Guide/Basic-Commands/open.html#open" text:style-name="Internet_20_link" text:visited-style-name="Visited_20_Internet_20_Link"><text:span text:style-name="T12">Open</text:span></text:a></text:h>
          <text:p text:style-name="Text_20_body"><text:span text:style-name="T10">Command : </text:span><text:span text:style-name="Source_20_Text"><text:span text:style-name="T16">open</text:span></text:span><text:span text:style-name="T10"> or </text:span><text:span text:style-name="Source_20_Text"><text:span text:style-name="T19">o</text:span></text:span></text:p>
          <text:p text:style-name="Text_20_body"><text:span text:style-name="T10">Open a list from previously created lists. The list that is opened with this command is said as </text:span><text:span text:style-name="Emphasis"><text:span text:style-name="T14">opened</text:span></text:span><text:span text:style-name="T14">.</text:span></text:p>
          <text:p text:style-name="P15">Note</text:p>
          <text:p text:style-name="P15">Commands marked * work only when a list is open.</text:p>
        </text:section>
        <text:section text:style-name="Sect1" text:name="stats">
          <text:h text:style-name="Heading_20_3" text:outline-level="3"><text:a xlink:type="simple" xlink:href="http://todx.readthedocs.io/en/latest/User-Guide/Basic-Commands/stats.html#stats" text:style-name="Internet_20_link" text:visited-style-name="Visited_20_Internet_20_Link"><text:span text:style-name="T13">Stats</text:span></text:a></text:h>
          <text:p text:style-name="Text_20_body"><text:span text:style-name="T11">Command : </text:span><text:span text:style-name="Source_20_Text"><text:span text:style-name="T18">stats</text:span></text:span><text:span text:style-name="T11"> or </text:span><text:span text:style-name="Source_20_Text"><text:span text:style-name="T20">stat</text:span></text:span></text:p>
          <text:p text:style-name="Text_20_body"><text:span text:style-name="T15">View wether a list is opened or not.</text:span></text:p>
          <text:p text:style-name="Text_20_body"><text:span text:style-name="T13"/></text:p>
        </text:section>
        <text:section text:style-name="Sect1" text:name="view">
          <text:h text:style-name="Heading_20_3" text:outline-level="3"><text:soft-page-break/><text:a xlink:type="simple" xlink:href="http://todx.readthedocs.io/en/latest/User-Guide/Basic-Commands/view.html#view" text:style-name="Internet_20_link" text:visited-style-name="Visited_20_Internet_20_Link"><text:span text:style-name="T13">View</text:span></text:a><text:span text:style-name="T13"> *</text:span></text:h>
          <text:p text:style-name="Text_20_body"><text:span text:style-name="T11">Command : </text:span><text:span text:style-name="Source_20_Text"><text:span text:style-name="T18">view</text:span></text:span><text:span text:style-name="T11"> or </text:span><text:span text:style-name="Source_20_Text"><text:span text:style-name="T9">v</text:span></text:span></text:p>
          <text:p text:style-name="P16">View the Todos of currently opened list.</text:p>
        </text:section>
        <text:section text:style-name="Sect1" text:name="append">
          <text:h text:style-name="Heading_20_3" text:outline-level="3"><text:a xlink:type="simple" xlink:href="http://todx.readthedocs.io/en/latest/User-Guide/Basic-Commands/append.html#append" text:style-name="Internet_20_link" text:visited-style-name="Visited_20_Internet_20_Link"><text:span text:style-name="T13">Append</text:span></text:a><text:span text:style-name="T13"> *</text:span></text:h>
          <text:p text:style-name="Text_20_body"><text:span text:style-name="T11">Command : </text:span><text:span text:style-name="Source_20_Text"><text:span text:style-name="T18">append</text:span></text:span><text:span text:style-name="T11"> or </text:span><text:span text:style-name="Source_20_Text"><text:span text:style-name="T20">a</text:span></text:span></text:p>
          <text:p text:style-name="Text_20_body"><text:span text:style-name="T11">Append a new Todo in the currently </text:span><text:span text:style-name="Emphasis"><text:span text:style-name="T15">opened</text:span></text:span><text:span text:style-name="T15"> list.</text:span></text:p>
        </text:section>
        <text:section text:style-name="Sect1" text:name="mark">
          <text:h text:style-name="Heading_20_3" text:outline-level="3"><text:a xlink:type="simple" xlink:href="http://todx.readthedocs.io/en/latest/User-Guide/Basic-Commands/mark.html#mark" text:style-name="Internet_20_link" text:visited-style-name="Visited_20_Internet_20_Link"><text:span text:style-name="T13">Mark</text:span></text:a><text:span text:style-name="T13"> *</text:span></text:h>
          <text:p text:style-name="Text_20_body"><text:span text:style-name="T11">Command : </text:span><text:span text:style-name="Source_20_Text"><text:span text:style-name="T18">mark</text:span></text:span><text:span text:style-name="T11"> or </text:span><text:span text:style-name="Source_20_Text"><text:span text:style-name="T20">m</text:span></text:span></text:p>
          <text:p text:style-name="Text_20_body"><text:span text:style-name="T11">Mark a Todo as done using charcters like </text:span><text:span text:style-name="Source_20_Text"><text:span text:style-name="T11">*</text:span></text:span><text:span text:style-name="T11"> or </text:span><text:span text:style-name="Source_20_Text"><text:span text:style-name="T15">#</text:span></text:span><text:span text:style-name="T15">.</text:span></text:p>
        </text:section>
        <text:section text:style-name="Sect1" text:name="search">
          <text:h text:style-name="Heading_20_3" text:outline-level="3"><text:a xlink:type="simple" xlink:href="http://todx.readthedocs.io/en/latest/User-Guide/Basic-Commands/search.html#search" text:style-name="Internet_20_link" text:visited-style-name="Visited_20_Internet_20_Link"><text:span text:style-name="T13">Search</text:span></text:a></text:h>
          <text:p text:style-name="Text_20_body"><text:span text:style-name="T11">Command : </text:span><text:span text:style-name="Source_20_Text"><text:span text:style-name="T18">search</text:span></text:span><text:span text:style-name="T11"> or </text:span><text:span text:style-name="Source_20_Text"><text:span text:style-name="T20">srch</text:span></text:span></text:p>
          <text:p text:style-name="P16">Search the data for a search term.</text:p>
        </text:section>
        <text:section text:style-name="Sect1" text:name="export">
          <text:h text:style-name="Heading_20_3" text:outline-level="3"><text:a xlink:type="simple" xlink:href="http://todx.readthedocs.io/en/latest/User-Guide/Basic-Commands/export.html#export" text:style-name="Internet_20_link" text:visited-style-name="Visited_20_Internet_20_Link"><text:span text:style-name="T13">Export</text:span></text:a></text:h>
          <text:p text:style-name="Text_20_body"><text:span text:style-name="T11">Command : </text:span><text:span text:style-name="Source_20_Text"><text:span text:style-name="T18">export</text:span></text:span><text:span text:style-name="T11"> or </text:span><text:span text:style-name="Source_20_Text"><text:span text:style-name="T20">exp</text:span></text:span></text:p>
          <text:p text:style-name="P16">Export the data to a readable text file.</text:p>
        </text:section>
        <text:section text:style-name="Sect1" text:name="quit">
          <text:h text:style-name="Heading_20_3" text:outline-level="3"><text:a xlink:type="simple" xlink:href="http://todx.readthedocs.io/en/latest/User-Guide/Basic-Commands/quit.html#quit" text:style-name="Internet_20_link" text:visited-style-name="Visited_20_Internet_20_Link"><text:span text:style-name="T13">Quit</text:span></text:a></text:h>
          <text:p text:style-name="Text_20_body"><text:span text:style-name="T11">Command : </text:span><text:span text:style-name="Source_20_Text"><text:span text:style-name="T18">quit</text:span></text:span><text:span text:style-name="T11"> or </text:span><text:span text:style-name="Source_20_Text"><text:span text:style-name="T20">q</text:span></text:span></text:p>
          <text:p text:style-name="P16">Close the app. It also saves the notes to the data file.</text:p>
        </text:section>
      </text:section>
      <text:p text:style-name="P19"/>
      <text:p text:style-name="P19"/>
      <text:p text:style-name="P19"/>
      <text:p text:style-name="P19"/>
      <text:p text:style-name="P22"><text:soft-page-break/>&lt;==<text:span text:style-name="T21">&lt;&gt;</text:span>==&gt;</text:p>
      <text:p text:style-name="P22">==<text:span text:style-name="T21">SourceCode</text:span>==</text:p>
      <text:p text:style-name="P22">&lt;==<text:span text:style-name="T21">&lt;&gt;</text:span>==&gt;</text:p>
      <text:p text:style-name="P22"/>
      <text:p text:style-name="P22"/>
      <text:p text:style-name="P22"/>
      <text:p text:style-name="P22"/>
      <text:p text:style-name="P22"/>
      <text:p text:style-name="P22"/>
      <text:p text:style-name="P22"><text:soft-page-break/>main.cpp</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ira Code" svg:font-family="'Fira Code'"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Accanthis ADF Std No3" svg:font-family="'Accanthis ADF Std No3'" style:font-pitch="variable"/>
    <style:font-face style:name="Akkadian" svg:font-family="Akkadian" style:font-pitch="variable"/>
    <style:font-face style:name="Cabin" svg:font-family="Cabin" style:font-pitch="variable"/>
    <style:font-face style:name="EB Garamond 08" svg:font-family="'EB Garamond 08'" style:font-pitch="variable"/>
    <style:font-face style:name="Fira Mono" svg:font-family="'Fira Mono'" style:font-pitch="variable"/>
    <style:font-face style:name="Lato" svg:font-family="Lato" style:font-pitch="variable"/>
    <style:font-face style:name="Lato Black" svg:font-family="'Lato Black'" style:font-pitch="variable"/>
    <style:font-face style:name="Lato Light" svg:font-family="'Lato Light'" style:font-pitch="variable"/>
    <style:font-face style:name="Lato Light1" svg:font-family="'Lato Light'" style:font-adornments="Light" style:font-pitch="variable"/>
    <style:font-face style:name="Lato Thin" svg:font-family="'Lato Thin'" style:font-pitch="variable"/>
    <style:font-face style:name="Merriweather" svg:font-family="Merriweather" style:font-adornments="Light" style:font-pitch="variable"/>
    <style:font-face style:name="Sawasdee" svg:font-family="Sawasdee" style:font-pitch="variable"/>
    <style:font-face style:name="Ubuntu" svg:font-family="Ubuntu" style:font-adornments="Light" style:font-pitch="variable"/>
    <style:font-face style:name="Arial Black" svg:font-family="'Arial Black'"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_20_Text_20_2" style:display-name="Body Text 2"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2pt" fo:language="en" fo:country="US" fo:font-weight="bold" style:font-size-asian="12pt" style:language-asian="en" style:country-asian="US"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3:14:36.469112711</meta:creation-date>
    <dc:date>2016-07-17T16:00:46.527247896</dc:date>
    <meta:editing-duration>PT30M36S</meta:editing-duration>
    <meta:editing-cycles>2</meta:editing-cycles>
    <meta:generator>LibreOffice/5.0.2.2$Linux_X86_64 LibreOffice_project/00m0$Build-2</meta:generator>
    <meta:document-statistic meta:table-count="0" meta:image-count="0" meta:object-count="0" meta:page-count="7" meta:paragraph-count="58" meta:word-count="524" meta:character-count="2862" meta:non-whitespace-character-count="2386"/>
  </office:meta>
</office:document-meta>
</file>